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SPModuleHelper.getAttributeNames( Map objectModel , ContentHandler contentHandler , String modu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SPModuleHelper.getAttributeValues( Map objectModel , ContentHandler contentHandler , String module ,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